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89cm" fo:margin-left="0.109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49cm" fo:border-left="0.05pt solid #000000" fo:border-right="none" fo:border-top="none" fo:border-bottom="none" style:writing-mode="page"/>
    </style:style>
    <style:style style:name="Table1.B3" style:family="table-cell">
      <style:table-cell-properties fo:padding="0.049cm" fo:border-left="0.05pt solid #000000" fo:border-right="0.05pt solid #000000" fo:border-top="none" fo:border-bottom="none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Latin Modern Mono" fo:font-size="14pt" officeooo:rsid="0014693d" officeooo:paragraph-rsid="0014693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atin Modern Mono" fo:font-size="14pt" fo:font-style="italic" officeooo:rsid="0015a019" officeooo:paragraph-rsid="0015a019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Latin Modern Mono" fo:font-size="14pt" fo:font-style="italic" officeooo:rsid="0015b43c" officeooo:paragraph-rsid="0015b43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Latin Modern Mono" officeooo:paragraph-rsid="0014693d"/>
    </style:style>
    <style:style style:name="P5" style:family="paragraph" style:parent-style-name="Standard">
      <style:paragraph-properties fo:text-align="start" style:justify-single-word="false"/>
      <style:text-properties style:font-name="Latin Modern Mono" officeooo:rsid="0014693d" officeooo:paragraph-rsid="0014693d"/>
    </style:style>
    <style:style style:name="P6" style:family="paragraph" style:parent-style-name="Standard">
      <style:paragraph-properties fo:text-align="start" style:justify-single-word="false"/>
      <style:text-properties style:font-name="Latin Modern Mono" fo:font-size="12pt" officeooo:rsid="0014693d" officeooo:paragraph-rsid="0014693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atin Modern Mono" fo:font-size="15pt" style:text-underline-style="solid" style:text-underline-width="auto" style:text-underline-color="font-color" fo:font-weight="bold" officeooo:rsid="0014693d" officeooo:paragraph-rsid="0014693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atin Modern Mono" fo:font-size="13pt" officeooo:rsid="0018d048" officeooo:paragraph-rsid="0018d048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Latin Modern Mono" fo:font-size="13pt" fo:font-style="italic" officeooo:rsid="00191596" officeooo:paragraph-rsid="00191596" style:font-size-asian="11.3500003814697pt" style:font-style-asian="italic" style:font-size-complex="13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officeooo:rsid="0014693d" officeooo:paragraph-rsid="0014693d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Latin Modern Mono" fo:font-size="12pt" officeooo:rsid="0015a019" officeooo:paragraph-rsid="0015a019" style:font-size-asian="12pt" style:font-size-complex="12pt"/>
    </style:style>
    <style:style style:name="P12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693d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56654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14693d" style:font-size-asian="14pt" style:font-weight-asian="bold" style:font-size-complex="14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5665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5a019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5600d" style:font-size-asian="12pt" style:font-size-complex="12pt"/>
    </style:style>
    <style:style style:name="T11" style:family="text">
      <style:text-properties fo:font-size="12pt" officeooo:rsid="00156654" style:font-size-asian="12pt" style:font-size-complex="12pt"/>
    </style:style>
    <style:style style:name="T12" style:family="text">
      <style:text-properties fo:font-size="12pt" officeooo:rsid="0015a019" style:font-size-asian="12pt" style:font-size-complex="12pt"/>
    </style:style>
    <style:style style:name="T13" style:family="text">
      <style:text-properties fo:font-size="12pt" officeooo:rsid="0015b43c" style:font-size-asian="12pt" style:font-size-complex="12pt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gr1" style:family="graphic">
      <style:graphic-properties svg:stroke-width="0.101cm" svg:stroke-color="#000000" draw:marker-start-width="0.499cm" draw:marker-end-width="0.499cm" draw:fill="none" draw:textarea-horizontal-align="justify" draw:textarea-vertical-align="middle" draw:auto-grow-height="false" fo:min-height="24.052cm" fo:min-width="19.0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ersuchsprotokoll</text:p>
      <text:p text:style-name="P8"><text:span text:style-name="T14">Versuchsprotokollen sind für Wissenschaftler:innen essentiell. Damit kann mann seine experimentelle Arbeit mit anderen teilen, um den Wissenstand voranzubringen.</text:span></text:p>
      <text:p text:style-name="P9"><text:span text:style-name="T14">Schreibe ein Protokoll in deinem Heft mit folgenden Paragraphen:</text:span></text:p>
      <text:p text:style-name="P1"><draw:custom-shape text:anchor-type="paragraph" draw:z-index="0" draw:name="Shape2" draw:style-name="gr1" draw:text-style-name="P12" svg:width="19.157cm" svg:height="24.152cm" svg:x="-0.577cm" svg:y="0.185cm"><text:p/><draw:enhanced-geometry svg:viewBox="0 0 21600 21600" draw:type="rectangle" draw:enhanced-path="M 0 0 L 21600 0 21600 21600 0 21600 0 0 Z N"/></draw:custom-shape></text:p>
      <text:p text:style-name="P1"><text:span text:style-name="T7">1) </text:span><text:span text:style-name="T6">Versuchsfrage:</text:span> <text:span text:style-name="T10">erkläre hier der allgemeine Zweck des Experiments. Nenne die Frage die der Versuch beantworten soll. Die Frage soll formuliert werden sodass sie einen direkten Bezug zur Experiment hat.</text:span></text:p>
      <text:p text:style-name="P10"/>
      <text:p text:style-name="P10"/>
      <text:p text:style-name="P1"><text:span text:style-name="T7">2) </text:span><text:span text:style-name="T6">Material:</text:span> <text:span text:style-name="T10">Welchen Material werden gebraucht für den Versuch? Listen die hier</text:span></text:p>
      <text:p text:style-name="P10"/>
      <text:p text:style-name="P1"/>
      <text:p text:style-name="P4"><text:span text:style-name="T4">3) </text:span><text:span text:style-name="T5">Versuchsaufbau:</text:span><text:span text:style-name="T2"> </text:span><text:span text:style-name="T10">Skizze wie die Materialien zusammengebaut sind, mit passenden Beschriftungen.</text:span></text:p>
      <text:p text:style-name="P1"/>
      <text:p text:style-name="P1"/>
      <text:p text:style-name="P4"><text:span text:style-name="T4">4) </text:span><text:span text:style-name="T5">Versuchsanleitung:</text:span><text:span text:style-name="T2"> </text:span><text:span text:style-name="T10">Beschreibe ausführlich was während des Versuchs gemacht wird. <text:s/>Der Text soll klar sein sodass den Versuch nachgemacht und überprüft wird können. Hier ist es wichtig dass du nur erklärst was du getan hast.</text:span></text:p>
      <text:p text:style-name="P6"/>
      <text:p text:style-name="P1"/>
      <text:p text:style-name="P5"><text:span text:style-name="T4">5) </text:span><text:span text:style-name="T3">Beobachtung:</text:span><text:span text:style-name="T1"> </text:span><text:span text:style-name="T11">Notiere was von dem Versuch gemessen wird in der Form einer Tabelle. Merke die passenden Einheiten.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94628892661872">
          <table:table-cell table:style-name="Table1.A1" office:value-type="string">
            <text:p text:style-name="P11">Anzahl Salz (Löffel)</text:p>
          </table:table-cell>
          <table:table-cell table:style-name="Table1.B1" office:value-type="string">
            <text:p text:style-name="P11">Stromstärke (A)</text:p>
          </table:table-cell>
        </table:table-row>
        <table:table-row table:style-name="TableLine94628892661872">
          <table:table-cell table:style-name="Table1.A2" office:value-type="string">
            <text:p text:style-name="P11">0</text:p>
          </table:table-cell>
          <table:table-cell table:style-name="Table1.B2" office:value-type="string">
            <text:p text:style-name="P11">0</text:p>
          </table:table-cell>
        </table:table-row>
        <table:table-row table:style-name="TableLine94628892661872">
          <table:table-cell table:style-name="Table1.A3" office:value-type="string">
            <text:p text:style-name="P11">1</text:p>
          </table:table-cell>
          <table:table-cell table:style-name="Table1.B3" office:value-type="string">
            <text:p text:style-name="P11">0,03</text:p>
          </table:table-cell>
        </table:table-row>
      </table:table>
      <text:p text:style-name="P6"/>
      <text:p text:style-name="P1"/>
      <text:p text:style-name="P1"><text:span text:style-name="T8">6) </text:span><text:span text:style-name="T6">Ergebnis:</text:span> <text:span text:style-name="T11">Hier werden die Beobachtungen erklärt auf physikalische Weise. Zum Schluss soll die Versuchsfrage beantwortet werden.</text:span></text:p>
      <text:p text:style-name="P1"><text:span text:style-name="T12"/></text:p>
      <text:p text:style-name="P3"><text:span text:style-name="T12">F</text:span><text:span text:style-name="T9">ang deines Ergebnis an mit dem Satz: Als Salzkonzetration steigt in dem Wasser, die Stromstärke….</text:span></text:p>
      <text:p text:style-name="P2"><text:span text:style-name="T12">B</text:span><text:span text:style-name="T9">enutze folgenden Begriffe: </text:span><text:span text:style-name="T13">I</text:span><text:span text:style-name="T9">onen, geladen, leiten.</text:span></text:p>
      <text:p text:style-name="P6"/>
      <text:p text:style-name="P1"/>
      <text:p text:style-name="P1"><text:span text:style-name="T8">7) </text:span><text:span text:style-name="T6">Verbesserungsvorschläge:</text:span> <text:span text:style-name="T11">Sicherlich waren es einige kleinigkeiten die nicht so gut lief. Beschreibe die hier und gib Vorschläge um einen Wiederhlungsversuch zu verbessern.</text:span></text:p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8T10:45:54.399280153</meta:creation-date>
    <dc:date>2025-01-28T11:27:45.171250523</dc:date>
    <meta:editing-duration>PT31M37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204" meta:character-count="1456" meta:non-whitespace-character-count="1269"/>
  </office:meta>
</office:document-meta>
</file>